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Historic" svg:font-family="'Segoe UI Historic', 'Segoe UI',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5e00" officeooo:paragraph-rsid="00140e99"/>
    </style:style>
    <style:style style:name="P2" style:family="paragraph" style:parent-style-name="Standard">
      <style:text-properties fo:color="#800000" officeooo:rsid="0015b14e" officeooo:paragraph-rsid="00140e99"/>
    </style:style>
    <style:style style:name="P3" style:family="paragraph" style:parent-style-name="Standard">
      <style:text-properties fo:color="#800000" officeooo:rsid="0015b14e" officeooo:paragraph-rsid="00142c63"/>
    </style:style>
    <style:style style:name="P4" style:family="paragraph" style:parent-style-name="Standard">
      <style:text-properties fo:color="#800000" officeooo:rsid="00125e00" officeooo:paragraph-rsid="00140e99"/>
    </style:style>
    <style:style style:name="P5" style:family="paragraph" style:parent-style-name="Standard">
      <style:text-properties fo:color="#800000" officeooo:rsid="00140e99" officeooo:paragraph-rsid="00140e99"/>
    </style:style>
    <style:style style:name="P6" style:family="paragraph" style:parent-style-name="Standard">
      <style:text-properties fo:color="#800000" officeooo:rsid="00142c63" officeooo:paragraph-rsid="00142c63"/>
    </style:style>
    <style:style style:name="P7" style:family="paragraph" style:parent-style-name="Standard">
      <style:text-properties fo:color="#800000" officeooo:rsid="00166fde" officeooo:paragraph-rsid="00140e99"/>
    </style:style>
    <style:style style:name="P8" style:family="paragraph" style:parent-style-name="Standard">
      <style:text-properties fo:color="#800000" officeooo:rsid="00166fde" officeooo:paragraph-rsid="00166fde"/>
    </style:style>
    <style:style style:name="P9" style:family="paragraph" style:parent-style-name="Standard">
      <style:text-properties fo:color="#800000" officeooo:rsid="00183fdb" officeooo:paragraph-rsid="00183fdb"/>
    </style:style>
    <style:style style:name="P10" style:family="paragraph" style:parent-style-name="Standard">
      <style:text-properties fo:color="#800000" officeooo:rsid="0018ad33" officeooo:paragraph-rsid="0018ad33"/>
    </style:style>
    <style:style style:name="P11" style:family="paragraph" style:parent-style-name="Standard">
      <style:text-properties officeooo:rsid="0014e223" officeooo:paragraph-rsid="00140e99"/>
    </style:style>
    <style:style style:name="P12" style:family="paragraph" style:parent-style-name="Standard">
      <style:text-properties fo:font-variant="normal" fo:text-transform="none" fo:color="#800000" style:font-name="Segoe UI Historic" fo:font-size="11.25pt" fo:letter-spacing="normal" fo:font-style="normal" fo:font-weight="normal" officeooo:rsid="00125e00" officeooo:paragraph-rsid="00140e99"/>
    </style:style>
    <style:style style:name="P13" style:family="paragraph" style:parent-style-name="Standard">
      <style:paragraph-properties fo:margin-left="0cm" fo:margin-right="0cm" fo:orphans="2" fo:widows="2" fo:text-indent="0cm" style:auto-text-indent="false"/>
      <style:text-properties fo:font-variant="normal" fo:text-transform="none" fo:color="#800000" style:font-name="Segoe UI Historic" fo:font-size="11.25pt" fo:letter-spacing="normal" fo:font-style="normal" fo:font-weight="normal" officeooo:paragraph-rsid="00140e99"/>
    </style:style>
    <style:style style:name="T1" style:family="text">
      <style:text-properties fo:font-variant="normal" fo:text-transform="none" style:font-name="Segoe UI Historic" fo:font-size="11.25pt" fo:letter-spacing="normal" fo:font-style="normal" fo:font-weight="normal"/>
    </style:style>
    <style:style style:name="T2" style:family="text">
      <style:text-properties officeooo:rsid="00140e99"/>
    </style:style>
    <style:style style:name="T3" style:family="text">
      <style:text-properties officeooo:rsid="00142c63"/>
    </style:style>
    <style:style style:name="T4" style:family="text">
      <style:text-properties officeooo:rsid="0014c0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hub</text:p>
      <text:p text:style-name="P1">cdn</text:p>
      <text:p text:style-name="P1"/>
      <text:p text:style-name="P11">de la maquette au code</text:p>
      <text:p text:style-name="P1"/>
      <text:p text:style-name="P1">grid css</text:p>
      <text:p text:style-name="P1">commentaire</text:p>
      <text:p text:style-name="P1"/>
      <text:p text:style-name="P4"><text:span text:style-name="T1">Tu expliques ton code pour la version desktop et les breakpoints que ta utilisé pour le responsive (version mobile &amp; tablette) en utilisant l’inspecteur de ton navigateur chrome , tu montres la compatibilités de ton site web sur Mozila , tu passes le validateur html/css puis tu te prépare pour les questions</text:span> </text:p>
      <text:p text:style-name="P12">Tu dois expliquer comment tu as créé ton code HTML (maquette). Quel balise sémantique tu as utilisé. Si tu as utilisé Flexbox ou Grill. Il ne doit pas avoir d'erreurs donc tu leur montres la page de validation. Ensuite, la compatibilité validateur.</text:p>
      <text:p text:style-name="P13">en gros, tu dois reprendre les points demandés et tu prouves que tu l'as fait en expliquant tes choix. Une dernière chose, vérifie bien que tu comprends l'utilisé de chaque bout de code (dans le head surtout). Il y aura probablement des questions à ce propos.</text:p>
      <text:p text:style-name="P4"/>
      <text:p text:style-name="P3">Les balises semantiques, <text:span text:style-name="T2">les autres balises :</text:span></text:p>
      <text:p text:style-name="P3"><text:span text:style-name="T3">header nav main aside article footer img input</text:span></text:p>
      <text:p text:style-name="P5">les tuile totalement cliquable</text:p>
      <text:p text:style-name="P2">flexbox et grid</text:p>
      <text:p text:style-name="P2">validation w3c</text:p>
      <text:p text:style-name="P2"/>
      <text:p text:style-name="P6">la maquette : sur photoshop j'ai utilisé l'outil régle et les </text:p>
      <text:p text:style-name="P2"/>
      <text:p text:style-name="P3">les breakpoints : </text:p>
      <text:p text:style-name="P3"><text:span text:style-name="T3">tout en respectant les maquettes desktop et mobile iphone8 il y a plusieurs breakpoints progressif <text:s/>pour les différentes taille d'écran et notamment les tablettes (les tuiles qui se range par 3 puis par 2 puis seule) j'ai également fait un dernier breakpoint pour les mobiles qui font moins de 320px de largeurs</text:span></text:p>
      <text:p text:style-name="P6">le header</text:p>
      <text:p text:style-name="P2">les images : <text:span text:style-name="T4">j'ai pris les images de taille médium, qui <text:s/>on une taille de 70 a 150 ko car elle sont suffissament legere tout en permettant pour l'utilisateur qui le désir une visualisation agréable en plein écran</text:span></text:p>
      <text:p text:style-name="P7"/>
      <text:p text:style-name="P7"/>
      <text:p text:style-name="P8">modif activity dans sa version 320p</text:p>
      <text:p text:style-name="P10">affiché plus dois avoir un hoover et etre cliquable</text:p>
      <text:p text:style-name="P9">alt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Historic" svg:font-family="'Segoe UI Historic', 'Segoe UI',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2M39S</meta:editing-duration>
    <meta:editing-cycles>4</meta:editing-cycles>
    <meta:generator>LibreOffice/5.2.7.2$Windows_x86 LibreOffice_project/2b7f1e640c46ceb28adf43ee075a6e8b8439ed10</meta:generator>
    <dc:date>2021-05-19T15:47:06.267000000</dc:date>
    <meta:document-statistic meta:table-count="0" meta:image-count="0" meta:object-count="0" meta:page-count="1" meta:paragraph-count="21" meta:word-count="298" meta:character-count="1724" meta:non-whitespace-character-count="1442"/>
    <meta:user-defined meta:name="Info 1"/>
    <meta:user-defined meta:name="Info 2"/>
    <meta:user-defined meta:name="Info 3"/>
    <meta:user-defined meta:name="Info 4"/>
  </office:meta>
</office:document-meta>
</file>